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0.1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65cm" fo:min-width="0.13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919cm" fo:min-width="0.45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3.49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03cm" fo:min-width="0.77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83cm" fo:min-width="0.136cm" style:writing-mode="lr-tb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4cm" fo:min-width="0.13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3.232cm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306cm" fo:min-width="0.294cm" style:writing-mode="lr-tb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3.085cm" fo:min-width="0.136cm" style:writing-mode="lr-tb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2.529cm" fo:min-width="0.13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158466"/>
      <style:paragraph-properties fo:text-align="center" style:writing-mode="lr-tb"/>
      <style:text-properties style:font-name="Liberation Mono" fo:font-size="11pt"/>
    </style:style>
    <style:style style:name="P14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.152cm" fo:margin-bottom="0.102cm"/>
    </style:style>
    <style:style style:name="P18" style:family="paragraph">
      <loext:graphic-properties draw:fill="none"/>
      <style:paragraph-properties fo:margin-top="0.152cm" fo:margin-bottom="0.102cm"/>
      <style:text-properties fo:font-size="10pt" style:font-size-asian="10pt" style:font-size-complex="10pt"/>
    </style:style>
    <style:style style:name="P19" style:family="paragraph">
      <style:paragraph-properties fo:margin-left="0cm" fo:margin-right="0cm" fo:text-align="center" fo:text-indent="0cm"/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style:style style:name="P20" style:family="paragraph">
      <loext:graphic-properties draw:fill-color="#ff8000"/>
      <style:paragraph-properties fo:margin-left="0cm" fo:margin-right="0cm" fo:text-align="center" fo:text-indent="0cm" style:writing-mode="lr-tb"/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style:style style:name="P21" style:family="paragraph">
      <style:paragraph-properties fo:margin-left="0cm" fo:margin-right="0cm" fo:text-align="center" fo:text-indent="0cm"/>
      <style:text-properties style:font-name="Liberation Mono" fo:font-size="11pt"/>
    </style:style>
    <style:style style:name="P22" style:family="paragraph">
      <loext:graphic-properties draw:fill-color="#ff8000"/>
      <style:paragraph-properties fo:text-align="center" style:writing-mode="lr-tb"/>
      <style:text-properties style:font-name="Liberation Mono"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style:style style:name="T10" style:family="text">
      <style:text-properties fo:font-size="12pt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</text:span><text:span text:style-name="T1">o</text:span><text:span text:style-name="T1">rt</text:span><text:span text:style-name="T1">i</text:span><text:span text:style-name="T1">n</text:span><text:span text:style-name="T1">g</text:span></text:p>
            <text:p text:style-name="P1"><text:span text:style-name="T2">- </text:span><text:span text:style-name="T2">S</text:span><text:span text:style-name="T2">or</text:span><text:span text:style-name="T2">ti</text:span><text:span text:style-name="T2">n</text:span><text:span text:style-name="T2">g </text:span><text:span text:style-name="T2">is </text:span><text:span text:style-name="T2">th</text:span><text:span text:style-name="T2">e </text:span><text:span text:style-name="T2">pr</text:span><text:span text:style-name="T2">o</text:span><text:span text:style-name="T2">c</text:span><text:span text:style-name="T2">e</text:span><text:span text:style-name="T2">s</text:span><text:span text:style-name="T2">s </text:span><text:span text:style-name="T2">of </text:span><text:span text:style-name="T2">ar</text:span><text:span text:style-name="T2">ra</text:span><text:span text:style-name="T2">n</text:span><text:span text:style-name="T2">gi</text:span><text:span text:style-name="T2">n</text:span><text:span text:style-name="T2">g </text:span><text:span text:style-name="T2">d</text:span><text:span text:style-name="T2">at</text:span><text:span text:style-name="T2">a </text:span><text:span text:style-name="T2">in </text:span><text:span text:style-name="T2">a </text:span><text:span text:style-name="T2">s</text:span><text:span text:style-name="T2">p</text:span><text:span text:style-name="T2">e</text:span><text:span text:style-name="T2">ci</text:span><text:span text:style-name="T2">fi</text:span><text:span text:style-name="T2">c </text:span><text:span text:style-name="T2">or</text:span><text:span text:style-name="T2">d</text:span><text:span text:style-name="T2">er </text:span><text:span text:style-name="T2">(a</text:span><text:span text:style-name="T2">s</text:span><text:span text:style-name="T2">c</text:span><text:span text:style-name="T2">e</text:span><text:span text:style-name="T2">n</text:span><text:span text:style-name="T2">di</text:span><text:span text:style-name="T2">n</text:span><text:span text:style-name="T2">g </text:span><text:span text:style-name="T2">or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i</text:span><text:span text:style-name="T2">n</text:span><text:span text:style-name="T2">g) </text:span></text:p>
            <text:p text:style-name="P1"><text:span text:style-name="T2">- </text:span><text:span text:style-name="T2">S</text:span><text:span text:style-name="T2">or</text:span><text:span text:style-name="T2">ti</text:span><text:span text:style-name="T2">n</text:span><text:span text:style-name="T2">g </text:span><text:span text:style-name="T2">is </text:span><text:span text:style-name="T2">fu</text:span><text:span text:style-name="T2">n</text:span><text:span text:style-name="T2">d</text:span><text:span text:style-name="T2">a</text:span><text:span text:style-name="T2">m</text:span><text:span text:style-name="T2">e</text:span><text:span text:style-name="T2">nt</text:span><text:span text:style-name="T2">al </text:span><text:span text:style-name="T2">fo</text:span><text:span text:style-name="T2">r </text:span><text:span text:style-name="T2">o</text:span><text:span text:style-name="T2">pt</text:span><text:span text:style-name="T2">i</text:span><text:span text:style-name="T2">m</text:span><text:span text:style-name="T2">izi</text:span><text:span text:style-name="T2">n</text:span><text:span text:style-name="T2">g </text:span><text:span text:style-name="T2">th</text:span><text:span text:style-name="T2">e </text:span><text:span text:style-name="T2">ef</text:span><text:span text:style-name="T2">fi</text:span><text:span text:style-name="T2">ci</text:span><text:span text:style-name="T2">e</text:span><text:span text:style-name="T2">n</text:span><text:span text:style-name="T2">c</text:span><text:span text:style-name="T2">y </text:span><text:span text:style-name="T2">of </text:span><text:span text:style-name="T2">ot</text:span><text:span text:style-name="T2">h</text:span><text:span text:style-name="T2">er </text:span><text:span text:style-name="T2">al</text:span><text:span text:style-name="T2">g</text:span><text:span text:style-name="T2">or</text:span><text:span text:style-name="T2">it</text:span><text:span text:style-name="T2">h</text:span><text:span text:style-name="T2">m</text:span><text:span text:style-name="T2">s </text:span><text:span text:style-name="T2">(s</text:span><text:span text:style-name="T2">e</text:span><text:span text:style-name="T2">ar</text:span><text:span text:style-name="T2">c</text:span><text:span text:style-name="T2">h)</text:span></text:p>
            <text:p><text:span text:style-name="T3"/></text:p>
            <text:p><text:span text:style-name="T1">C</text:span><text:span text:style-name="T1">o</text:span><text:span text:style-name="T1">m</text:span><text:span text:style-name="T1">m</text:span><text:span text:style-name="T1">o</text:span><text:span text:style-name="T1">n </text:span><text:span text:style-name="T1">S</text:span><text:span text:style-name="T1">o</text:span><text:span text:style-name="T1">rt</text:span><text:span text:style-name="T1">i</text:span><text:span text:style-name="T1">n</text:span><text:span text:style-name="T1">g </text:span><text:span text:style-name="T1">A</text:span><text:span text:style-name="T1">l</text:span><text:span text:style-name="T1">g</text:span><text:span text:style-name="T1">o</text:span><text:span text:style-name="T1">ri</text:span><text:span text:style-name="T1">t</text:span><text:span text:style-name="T1">h</text:span><text:span text:style-name="T1">m</text:span><text:span text:style-name="T1">s</text:span></text:p>
            <text:p text:style-name="P2"><text:span text:style-name="T4"/></text:p>
            <text:p text:style-name="P2"><text:span text:style-name="T2">- </text:span><text:span text:style-name="T5">B</text:span><text:span text:style-name="T5">u</text:span><text:span text:style-name="T5">b</text:span><text:span text:style-name="T5">bl</text:span><text:span text:style-name="T5">e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t</text:span><text:span text:style-name="T2">e</text:span><text:span text:style-name="T2">p</text:span><text:span text:style-name="T2">s </text:span><text:span text:style-name="T2">th</text:span><text:span text:style-name="T2">o</text:span><text:span text:style-name="T2">u</text:span><text:span text:style-name="T2">g</text:span><text:span text:style-name="T2">ht </text:span><text:span text:style-name="T2">th</text:span><text:span text:style-name="T2">e </text:span><text:span text:style-name="T2">d</text:span><text:span text:style-name="T2">at</text:span><text:span text:style-name="T2">a, </text:span><text:span text:style-name="T2">c</text:span><text:span text:style-name="T2">o</text:span><text:span text:style-name="T2">m</text:span><text:span text:style-name="T2">p</text:span><text:span text:style-name="T2">ar</text:span><text:span text:style-name="T2">in</text:span><text:span text:style-name="T2">g </text:span><text:span text:style-name="T2">a</text:span><text:span text:style-name="T2">dj</text:span><text:span text:style-name="T2">a</text:span><text:span text:style-name="T2">c</text:span><text:span text:style-name="T2">e</text:span><text:span text:style-name="T2">nt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a</text:span><text:span text:style-name="T2">n</text:span><text:span text:style-name="T2">d </text:span><text:span text:style-name="T2">s</text:span><text:span text:style-name="T2">w</text:span><text:span text:style-name="T2">a</text:span><text:span text:style-name="T2">p </text:span><text:span text:style-name="T2">th</text:span><text:span text:style-name="T2">e</text:span><text:span text:style-name="T2">m </text:span></text:p>
            <text:p text:style-name="P2"><text:span text:style-name="T2"><text:s text:c="4"/></text:span><text:span text:style-name="T2">if </text:span><text:span text:style-name="T2">th</text:span><text:span text:style-name="T2">e</text:span><text:span text:style-name="T2">y </text:span><text:span text:style-name="T2">ar</text:span><text:span text:style-name="T2">e </text:span><text:span text:style-name="T2">in </text:span><text:span text:style-name="T2">th</text:span><text:span text:style-name="T2">e </text:span><text:span text:style-name="T2">w</text:span><text:span text:style-name="T2">ro</text:span><text:span text:style-name="T2">n</text:span><text:span text:style-name="T2">g </text:span><text:span text:style-name="T2">or</text:span><text:span text:style-name="T2">d</text:span><text:span text:style-name="T2">er</text:span></text:p>
            <text:p text:style-name="P2"><text:span text:style-name="T4"/></text:p>
            <text:p text:style-name="P2"><text:span text:style-name="T2">- </text:span><text:span text:style-name="T5">S</text:span><text:span text:style-name="T5">el</text:span><text:span text:style-name="T5">e</text:span><text:span text:style-name="T5">ct</text:span><text:span text:style-name="T5">io</text:span><text:span text:style-name="T5">n</text:span></text:p>
            <text:p text:style-name="P2"><text:span text:style-name="T2"><text:s text:c="2"/></text:span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</text:span></text:p>
            <text:p text:style-name="P2"><text:span text:style-name="T2"><text:s text:c="4"/>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  <text:p text:style-name="P2"><text:span text:style-name="T4"/></text:p>
            <text:p text:style-name="P2"><text:span text:style-name="T2">- </text:span><text:span text:style-name="T5">In</text:span><text:span text:style-name="T5">s</text:span><text:span text:style-name="T5">er</text:span><text:span text:style-name="T5">ti</text:span><text:span text:style-name="T5">o</text:span><text:span text:style-name="T5">n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fi</text:span><text:span text:style-name="T2">n</text:span><text:span text:style-name="T2">d </text:span><text:span text:style-name="T2">th</text:span><text:span text:style-name="T2">e </text:span><text:span text:style-name="T2">c</text:span><text:span text:style-name="T2">or</text:span><text:span text:style-name="T2">re</text:span><text:span text:style-name="T2">ct 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m</text:span><text:span text:style-name="T2">o</text:span><text:span text:style-name="T2">vi</text:span><text:span text:style-name="T2">n</text:span><text:span text:style-name="T2">g </text:span><text:span text:style-name="T2">th</text:span><text:span text:style-name="T2">e </text:span><text:span text:style-name="T2">e</text:span><text:span text:style-name="T2">xi</text:span><text:span text:style-name="T2">st</text:span><text:span text:style-name="T2">i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text:span text:style-name="T2">s</text:span></text:p>
            <text:p text:style-name="P2"><text:span text:style-name="T2"><text:s text:c="4"/></text:span><text:span text:style-name="T2">T</text:span><text:span text:style-name="T2">o </text:span><text:span text:style-name="T2">o</text:span><text:span text:style-name="T2">p</text:span><text:span text:style-name="T2">e</text:span><text:span text:style-name="T2">n </text:span><text:span text:style-name="T2">s</text:span><text:span text:style-name="T2">p</text:span><text:span text:style-name="T2">a</text:span><text:span text:style-name="T2">c</text:span><text:span text:style-name="T2">e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</text:span></text:p>
            <text:p text:style-name="P2"><text:span text:style-name="T4"/></text:p>
            <text:p text:style-name="P2"><text:span text:style-name="T2">- </text:span><text:span text:style-name="T5">Q</text:span><text:span text:style-name="T5">ui</text:span><text:span text:style-name="T5">c</text:span><text:span text:style-name="T5">k</text:span><text:span text:style-name="T2"> </text:span><text:span text:style-name="T2">(</text:span><text:span text:style-name="T2">Di</text:span><text:span text:style-name="T2">vi</text:span><text:span text:style-name="T2">d</text:span><text:span text:style-name="T2">e </text:span><text:span text:style-name="T2">a</text:span><text:span text:style-name="T2">n</text:span><text:span text:style-name="T2">d </text:span><text:span text:style-name="T2">c</text:span><text:span text:style-name="T2">o</text:span><text:span text:style-name="T2">n</text:span><text:span text:style-name="T2">q</text:span><text:span text:style-name="T2">u</text:span><text:span text:style-name="T2">er</text:span></text:p>
            <text:p text:style-name="P2"><text:span text:style-name="T2"><text:s text:c="2"/></text:span><text:span text:style-name="T2">- </text:span><text:span text:style-name="T2">Pi</text:span><text:span text:style-name="T2">c</text:span><text:span text:style-name="T2">k</text:span><text:span text:style-name="T2">s </text:span><text:span text:style-name="T2">a </text:span><text:span text:style-name="T2">pi</text:span><text:span text:style-name="T2">v</text:span><text:span text:style-name="T2">ot </text:span><text:span text:style-name="T2">el</text:span><text:span text:style-name="T2">e</text:span><text:span text:style-name="T2">m</text:span><text:span text:style-name="T2">e</text:span><text:span text:style-name="T2">nt</text:span><text:span text:style-name="T2">, </text:span><text:span text:style-name="T2">p</text:span><text:span text:style-name="T2">ar</text:span><text:span text:style-name="T2">tit</text:span><text:span text:style-name="T2">io</text:span><text:span text:style-name="T2">n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ar</text:span><text:span text:style-name="T2">o</text:span><text:span text:style-name="T2">u</text:span><text:span text:style-name="T2">n</text:span><text:span text:style-name="T2">d </text:span><text:span text:style-name="T2">th</text:span><text:span text:style-name="T2">e </text:span><text:span text:style-name="T2">pi</text:span><text:span text:style-name="T2">v</text:span><text:span text:style-name="T2">ot</text:span><text:span text:style-name="T2">, </text:span><text:span text:style-name="T2">a</text:span><text:span text:style-name="T2">n</text:span><text:span text:style-name="T2">d </text:span><text:span text:style-name="T2">re</text:span><text:span text:style-name="T2">c</text:span><text:span text:style-name="T2">ur</text:span><text:span text:style-name="T2">si</text:span><text:span text:style-name="T2">v</text:span><text:span text:style-name="T2">el</text:span><text:span text:style-name="T2">y </text:span><text:span text:style-name="T2">s</text:span><text:span text:style-name="T2">or</text:span><text:span text:style-name="T2">t </text:span><text:span text:style-name="T2">th</text:span><text:span text:style-name="T2">e</text:span></text:p>
            <text:p text:style-name="P2"><text:span text:style-name="T2"><text:s text:c="4"/></text:span><text:span text:style-name="T2">p</text:span><text:span text:style-name="T2">ar</text:span><text:span text:style-name="T2">tit</text:span><text:span text:style-name="T2">io</text:span><text:span text:style-name="T2">n</text:span><text:span text:style-name="T2">s</text:span></text:p>
            <text:p text:style-name="P2"><text:span text:style-name="T4"/></text:p>
            <text:p text:style-name="P2"><text:span text:style-name="T2">- </text:span><text:span text:style-name="T5">M</text:span><text:span text:style-name="T5">er</text:span><text:span text:style-name="T5">g</text:span><text:span text:style-name="T5">e</text:span><text:span text:style-name="T2"> </text:span><text:span text:style-name="T2">(d</text:span><text:span text:style-name="T2">ivi</text:span><text:span text:style-name="T2">d</text:span><text:span text:style-name="T2">e </text:span><text:span text:style-name="T2">a</text:span><text:span text:style-name="T2">n</text:span><text:span text:style-name="T2">d </text:span><text:span text:style-name="T2">c</text:span><text:span text:style-name="T2">o</text:span><text:span text:style-name="T2">n</text:span><text:span text:style-name="T2">q</text:span><text:span text:style-name="T2">u</text:span><text:span text:style-name="T2">er</text:span><text:span text:style-name="T2">)</text:span></text:p>
            <text:p text:style-name="P2"><text:span text:style-name="T2"><text:s text:c="2"/></text:span><text:span text:style-name="T2">- </text:span><text:span text:style-name="T2">R</text:span><text:span text:style-name="T2">e</text:span><text:span text:style-name="T2">c</text:span><text:span text:style-name="T2">ur</text:span><text:span text:style-name="T2">si</text:span><text:span text:style-name="T2">v</text:span><text:span text:style-name="T2">el</text:span><text:span text:style-name="T2">y, </text:span><text:span text:style-name="T2">di</text:span><text:span text:style-name="T2">vi</text:span><text:span text:style-name="T2">d</text:span><text:span text:style-name="T2">e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h</text:span><text:span text:style-name="T2">al</text:span><text:span text:style-name="T2">v</text:span><text:span text:style-name="T2">e</text:span><text:span text:style-name="T2">s, </text:span><text:span text:style-name="T2">s</text:span><text:span text:style-name="T2">or</text:span><text:span text:style-name="T2">t </text:span><text:span text:style-name="T2">e</text:span><text:span text:style-name="T2">a</text:span><text:span text:style-name="T2">c</text:span><text:span text:style-name="T2">h </text:span><text:span text:style-name="T2">h</text:span><text:span text:style-name="T2">al</text:span><text:span text:style-name="T2">f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m</text:span><text:span text:style-name="T2">er</text:span><text:span text:style-name="T2">g</text:span><text:span text:style-name="T2">e </text:span><text:span text:style-name="T2">th</text:span><text:span text:style-name="T2">e</text:span></text:p>
            <text:p text:style-name="P2"><text:span text:style-name="T2"><text:s text:c="4"/></text:span><text:span text:style-name="T2">s</text:span><text:span text:style-name="T2">or</text:span><text:span text:style-name="T2">te</text:span><text:span text:style-name="T2">d </text:span><text:span text:style-name="T2">h</text:span><text:span text:style-name="T2">al</text:span><text:span text:style-name="T2">v</text:span><text:span text:style-name="T2">e</text:span><text:span text:style-name="T2">s</text:span></text:p>
            <text:p text:style-name="P2"><text:span text:style-name="T4"/></text:p>
            <text:p text:style-name="P2"><text:span text:style-name="T2">- </text:span><text:span text:style-name="T5">H</text:span><text:span text:style-name="T5">e</text:span><text:span text:style-name="T5">a</text:span><text:span text:style-name="T5">p</text:span></text:p>
            <text:p text:style-name="P2"><text:span text:style-name="T2"><text:s text:c="2"/></text:span><text:span text:style-name="T2">- </text:span><text:span text:style-name="T2">U</text:span><text:span text:style-name="T2">tili</text:span><text:span text:style-name="T2">z</text:span><text:span text:style-name="T2">e</text:span><text:span text:style-name="T2">s </text:span><text:span text:style-name="T2">a </text:span><text:span text:style-name="T2">bi</text:span><text:span text:style-name="T2">n</text:span><text:span text:style-name="T2">ar</text:span><text:span text:style-name="T2">y </text:span><text:span text:style-name="T2">h</text:span><text:span text:style-name="T2">e</text:span><text:span text:style-name="T2">a</text:span><text:span text:style-name="T2">p </text:span><text:span text:style-name="T2">d</text:span><text:span text:style-name="T2">at</text:span><text:span text:style-name="T2">a </text:span><text:span text:style-name="T2">st</text:span><text:span text:style-name="T2">ru</text:span><text:span text:style-name="T2">ct</text:span><text:span text:style-name="T2">ur</text:span><text:span text:style-name="T2">e</text:span></text:p>
            <text:p text:style-name="P2"><text:span text:style-name="T2"><text:s text:c="2"/></text:span><text:span text:style-name="T2">- </text:span><text:span text:style-name="T2">B</text:span><text:span text:style-name="T2">ui</text:span><text:span text:style-name="T2">ld</text:span><text:span text:style-name="T2">s </text:span><text:span text:style-name="T2">a </text:span><text:span text:style-name="T2">m</text:span><text:span text:style-name="T2">a</text:span><text:span text:style-name="T2">x </text:span><text:span text:style-name="T2">h</text:span><text:span text:style-name="T2">e</text:span><text:span text:style-name="T2">a</text:span><text:span text:style-name="T2">p </text:span><text:span text:style-name="T2">fr</text:span><text:span text:style-name="T2">o</text:span><text:span text:style-name="T2">m </text:span><text:span text:style-name="T2">th</text:span><text:span text:style-name="T2">e </text:span><text:span text:style-name="T2">in</text:span><text:span text:style-name="T2">p</text:span><text:span text:style-name="T2">ut </text:span><text:span text:style-name="T2">d</text:span><text:span text:style-name="T2">at</text:span><text:span text:style-name="T2">a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r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e</text:span><text:span text:style-name="T2">xt</text:span><text:span text:style-name="T2">ra</text:span><text:span text:style-name="T2">ct</text:span><text:span text:style-name="T2">s </text:span><text:span text:style-name="T2">th</text:span><text:span text:style-name="T2">e </text:span><text:span text:style-name="T2">m</text:span><text:span text:style-name="T2">a</text:span><text:span text:style-name="T2">x</text:span></text:p>
            <text:p text:style-name="P2"><text:span text:style-name="T2"><text:s text:c="4"/>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h</text:span><text:span text:style-name="T2">e</text:span><text:span text:style-name="T2">a</text:span><text:span text:style-name="T2">p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to </text:span><text:span text:style-name="T2">th</text:span><text:span text:style-name="T2">e </text:span><text:span text:style-name="T2">e</text:span><text:span text:style-name="T2">n</text:span><text:span text:style-name="T2">d </text:span><text:span text:style-name="T2">of </text:span><text:span text:style-name="T2">th</text:span><text:span text:style-name="T2">e </text:span><text:span text:style-name="T2">d</text:span><text:span text:style-name="T2">at</text:span><text:span text:style-name="T2">a.</text:span></text:p>
            <text:p text:style-name="P2"><text:span text:style-name="T4"/></text:p>
            <text:p text:style-name="P2"><text:span text:style-name="T5">- </text:span><text:span text:style-name="T5">Is </text:span><text:span text:style-name="T5">p</text:span><text:span text:style-name="T5">o</text:span><text:span text:style-name="T5">s</text:span><text:span text:style-name="T5">si</text:span><text:span text:style-name="T5">bl</text:span><text:span text:style-name="T5">e </text:span><text:span text:style-name="T5">to </text:span><text:span text:style-name="T5">s</text:span><text:span text:style-name="T5">o</text:span><text:span text:style-name="T5">rt </text:span><text:span text:style-name="T5">in </text:span><text:span text:style-name="T5">O</text:span><text:span text:style-name="T5">(</text:span><text:span text:style-name="T5">N</text:span><text:span text:style-name="T5">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t</text:span><text:span text:style-name="T2">e</text:span><text:span text:style-name="T2">p</text:span><text:span text:style-name="T2">s </text:span><text:span text:style-name="T2">th</text:span><text:span text:style-name="T2">o</text:span><text:span text:style-name="T2">u</text:span><text:span text:style-name="T2">g</text:span><text:span text:style-name="T2">ht </text:span><text:span text:style-name="T2">th</text:span><text:span text:style-name="T2">e </text:span><text:span text:style-name="T2">d</text:span><text:span text:style-name="T2">at</text:span><text:span text:style-name="T2">a, </text:span><text:span text:style-name="T2">c</text:span><text:span text:style-name="T2">o</text:span><text:span text:style-name="T2">m</text:span><text:span text:style-name="T2">p</text:span><text:span text:style-name="T2">ar</text:span><text:span text:style-name="T2">in</text:span><text:span text:style-name="T2">g </text:span><text:span text:style-name="T2">a</text:span><text:span text:style-name="T2">dj</text:span><text:span text:style-name="T2">a</text:span><text:span text:style-name="T2">c</text:span><text:span text:style-name="T2">e</text:span><text:span text:style-name="T2">nt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a</text:span><text:span text:style-name="T2">n</text:span><text:span text:style-name="T2">d </text:span><text:span text:style-name="T2">s</text:span><text:span text:style-name="T2">w</text:span><text:span text:style-name="T2">a</text:span><text:span text:style-name="T2">p </text:span><text:span text:style-name="T2">th</text:span><text:span text:style-name="T2">e</text:span><text:span text:style-name="T2">m </text:span><text:span text:style-name="T2">if </text:span><text:span text:style-name="T2">th</text:span><text:span text:style-name="T2">e</text:span><text:span text:style-name="T2">y </text:span><text:span text:style-name="T2">ar</text:span><text:span text:style-name="T2">e </text:span><text:span text:style-name="T2">in </text:span><text:span text:style-name="T2">th</text:span><text:span text:style-name="T2">e </text:span><text:span text:style-name="T2">w</text:span><text:span text:style-name="T2">ro</text:span><text:span text:style-name="T2">n</text:span><text:span text:style-name="T2">g </text:span><text:span text:style-name="T2">or</text:span><text:span text:style-name="T2">d</text:span><text:span text:style-name="T2">er</text:span></text:p>
          </draw:text-box>
        </draw:frame>
        <draw:custom-shape draw:style-name="gr7" draw:text-style-name="P11" draw:layer="layout" svg:width="1.27cm" svg:height="1.587cm" svg:x="1.317cm" svg:y="7.033cm">
          <text:p text:style-name="P10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1.403cm" svg:height="2.384cm" svg:x="1.662cm" svg:y="11.795cm">
          <draw:text-box>
            <text:p><text:s text:c="2"/>if array[i] &gt; array[i+1]</text:p>
            <text:p><text:s text:c="3"/><text:s/>swap(i, i+1)</text:p>
            <text:p><text:s text:c="2"/>i++</text:p>
          </draw:text-box>
        </draw:frame>
        <draw:custom-shape draw:style-name="gr9" draw:text-style-name="P12" draw:layer="layout" svg:width="0.953cm" svg:height="1.27cm" svg:x="24.495cm" svg:y="3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0.853cm" svg:height="0.962cm" svg:x="3.857cm" svg:y="7.8cm">
          <draw:text-box>
            <text:p>0</text:p>
          </draw:text-box>
        </draw:frame>
      </draw:page>
      <draw:page draw:name="page3" draw:style-name="dp1" draw:master-page-name="Default">
        <draw:custom-shape draw:style-name="gr11" draw:text-style-name="P13" draw:layer="layout" svg:width="0.97cm" svg:height="0.999cm" svg:x="25.46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9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42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72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637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6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55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827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68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04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45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17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58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94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135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8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21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266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296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37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409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3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4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7cm" svg:height="0.52cm" svg:x="25.475cm" svg:y="6.1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97cm" svg:height="0.52cm" svg:x="23.542cm" svg:y="6.1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7cm" svg:height="0.52cm" svg:x="20.678cm" svg:y="6.1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97cm" svg:height="0.52cm" svg:x="18.755cm" svg:y="6.1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7cm" svg:height="0.52cm" svg:x="16.868cm" svg:y="6.1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97cm" svg:height="0.52cm" svg:x="14.017cm" svg:y="6.1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97cm" svg:height="0.52cm" svg:x="13.058cm" svg:y="6.1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97cm" svg:height="0.52cm" svg:x="10.189cm" svg:y="6.1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97cm" svg:height="0.52cm" svg:x="7.296cm" svg:y="6.1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97cm" svg:height="0.52cm" svg:x="5.409cm" svg:y="6.1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0.97cm" svg:height="0.52cm" svg:x="2.523cm" svg:y="6.1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4.452cm" svg:height="0.962cm" svg:x="1.061cm" svg:y="1cm">
          <draw:text-box>
            <text:p>Selection Sort</text:p>
          </draw:text-box>
        </draw:frame>
        <draw:frame draw:style-name="gr24" draw:text-style-name="P9" draw:layer="layout" svg:width="25.717cm" svg:height="1.917cm" svg:x="1cm" svg:y="1.94cm">
          <draw:text-box>
            <text:p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 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</draw:text-box>
        </draw:frame>
        <draw:custom-shape draw:style-name="gr7" draw:text-style-name="P11" draw:layer="layout" svg:width="1.27cm" svg:height="1.588cm" svg:x="1.317cm" svg:y="4.809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1" draw:layer="layout" svg:width="1.27cm" svg:height="1.387cm" svg:x="2.287cm" svg:y="7.985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" draw:layer="layout" svg:width="8.071cm" svg:height="1.673cm" svg:x="11.45cm" svg:y="11.257cm">
          <draw:text-box>
            <text:p>If array[j] &lt; array[minIndex]</text:p>
            <text:p><text:s text:c="2"/>minIndex = j</text:p>
          </draw:text-box>
        </draw:frame>
        <draw:custom-shape draw:style-name="gr27" draw:text-style-name="P11" draw:layer="layout" svg:width="1.905cm" svg:height="4.763cm" svg:x="1.017cm" svg:y="8.102cm">
          <text:p text:style-name="P10">mi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" draw:text-style-name="P5" draw:layer="layout" svg:width="0.97cm" svg:height="0.999cm" svg:x="25.46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7.3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7.3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7.3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7.3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7.3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7.3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7.3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7.3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7.3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7.3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7.3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7.3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7.3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7.3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7.3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7.3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7.3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97cm" svg:height="0.52cm" svg:x="25.475cm" svg:y="6.7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7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0.97cm" svg:height="0.52cm" svg:x="23.542cm" svg:y="6.7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7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7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0.97cm" svg:height="0.52cm" svg:x="20.678cm" svg:y="6.7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7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97cm" svg:height="0.52cm" svg:x="18.755cm" svg:y="6.7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7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97cm" svg:height="0.52cm" svg:x="16.868cm" svg:y="6.7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7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7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97cm" svg:height="0.52cm" svg:x="14.017cm" svg:y="6.7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97cm" svg:height="0.52cm" svg:x="13.058cm" svg:y="6.7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7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7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97cm" svg:height="0.52cm" svg:x="10.189cm" svg:y="6.7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7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7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97cm" svg:height="0.52cm" svg:x="7.296cm" svg:y="6.7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7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97cm" svg:height="0.52cm" svg:x="5.409cm" svg:y="6.7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7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7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97cm" svg:height="0.52cm" svg:x="2.523cm" svg:y="6.7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7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" draw:layer="layout" svg:width="4.278cm" svg:height="0.962cm" svg:x="1.061cm" svg:y="1cm">
          <draw:text-box>
            <text:p>Insertion Sort</text:p>
          </draw:text-box>
        </draw:frame>
        <draw:frame draw:style-name="gr40" draw:text-style-name="P9" draw:layer="layout" svg:width="25.717cm" svg:height="3.748cm" svg:x="1cm" svg:y="1.697cm">
          <draw:text-box>
            <text:p><text:span text:style-name="T2">- </text:span><text:span text:style-name="T2">Vi</text:span><text:span text:style-name="T2">si</text:span><text:span text:style-name="T2">t </text:span><text:span text:style-name="T2">e</text:span><text:span text:style-name="T2">a</text:span><text:span text:style-name="T2">c</text:span><text:span text:style-name="T2">h </text:span><text:span text:style-name="T2">in</text:span><text:span text:style-name="T2">d</text:span><text:span text:style-name="T2">e</text:span><text:span text:style-name="T2">x </text:span><text:span text:style-name="T2">st</text:span><text:span text:style-name="T2">ar</text:span><text:span text:style-name="T2">ti</text:span><text:span text:style-name="T2">n</text:span><text:span text:style-name="T2">g </text:span><text:span text:style-name="T2">fr</text:span><text:span text:style-name="T2">o</text:span><text:span text:style-name="T2">m </text:span><text:span text:style-name="T2">th</text:span><text:span text:style-name="T2">e </text:span><text:span text:style-name="T2">s</text:span><text:span text:style-name="T2">e</text:span><text:span text:style-name="T2">c</text:span><text:span text:style-name="T2">o</text:span><text:span text:style-name="T2">n</text:span><text:span text:style-name="T2">d </text:span><text:span text:style-name="T2">o</text:span><text:span text:style-name="T2">n</text:span><text:span text:style-name="T2">e</text:span></text:p>
            <text:p><text:span text:style-name="T2"><text:s text:c="2"/></text:span><text:span text:style-name="T2">- </text:span><text:span text:style-name="T2">F</text:span><text:span text:style-name="T2">or </text:span><text:span text:style-name="T2">e</text:span><text:span text:style-name="T2">a</text:span><text:span text:style-name="T2">c</text:span><text:span text:style-name="T2">h </text:span><text:span text:style-name="T2">in</text:span><text:span text:style-name="T2">d</text:span><text:span text:style-name="T2">e</text:span><text:span text:style-name="T2">x </text:span><text:span text:style-name="T2">c</text:span><text:span text:style-name="T2">o</text:span><text:span text:style-name="T2">p</text:span><text:span text:style-name="T2">y </text:span><text:span text:style-name="T2">th</text:span><text:span text:style-name="T2">e </text:span><text:span text:style-name="T2">it</text:span><text:span text:style-name="T2">s </text:span><text:span text:style-name="T2">v</text:span><text:span text:style-name="T2">al</text:span><text:span text:style-name="T2">u</text:span><text:span text:style-name="T2">e </text:span><text:span text:style-name="T2">to </text:span><text:span text:style-name="T2">a</text:span><text:span text:style-name="T2">n </text:span><text:span text:style-name="T2">v</text:span><text:span text:style-name="T2">ar</text:span><text:span text:style-name="T2">ia</text:span><text:span text:style-name="T2">bl</text:span><text:span text:style-name="T2">e </text:span><text:span text:style-name="T2">(c</text:span><text:span text:style-name="T2">ur</text:span><text:span text:style-name="T2">re</text:span><text:span text:style-name="T2">nt</text:span><text:span text:style-name="T2">)</text:span></text:p>
            <text:p><text:span text:style-name="T2"><text:s text:c="2"/></text:span><text:span text:style-name="T2">- </text:span><text:span text:style-name="T2">G</text:span><text:span text:style-name="T2">o </text:span><text:span text:style-name="T2">le</text:span><text:span text:style-name="T2">ft </text:span><text:span text:style-name="T2">m</text:span><text:span text:style-name="T2">o</text:span><text:span text:style-name="T2">vi</text:span><text:span text:style-name="T2">n</text:span><text:span text:style-name="T2">g </text:span><text:span text:style-name="T2">e</text:span><text:span text:style-name="T2">a</text:span><text:span text:style-name="T2">c</text:span><text:span text:style-name="T2">h </text:span><text:span text:style-name="T2">v</text:span><text:span text:style-name="T2">al</text:span><text:span text:style-name="T2">u</text:span><text:span text:style-name="T2">e </text:span><text:span text:style-name="T2">o</text:span><text:span text:style-name="T2">n</text:span><text:span text:style-name="T2">e 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to </text:span><text:span text:style-name="T2">th</text:span><text:span text:style-name="T2">e </text:span><text:span text:style-name="T2">ri</text:span><text:span text:style-name="T2">g</text:span><text:span text:style-name="T2">ht </text:span><text:span text:style-name="T2">w</text:span><text:span text:style-name="T2">hi</text:span><text:span text:style-name="T2">le </text:span><text:span text:style-name="T2">it </text:span><text:span text:style-name="T2">is </text:span><text:span text:style-name="T2">gr</text:span><text:span text:style-name="T2">e</text:span><text:span text:style-name="T2">at</text:span><text:span text:style-name="T2">er </text:span><text:span text:style-name="T2">th</text:span><text:span text:style-name="T2">a</text:span><text:span text:style-name="T2">n </text:span><text:span text:style-name="T2">th</text:span><text:span text:style-name="T2">e </text:span><text:span text:style-name="T2">c</text:span><text:span text:style-name="T2">o</text:span><text:span text:style-name="T2">pi</text:span><text:span text:style-name="T2">e</text:span><text:span text:style-name="T2">d </text:span><text:span text:style-name="T2">v</text:span><text:span text:style-name="T2">al</text:span><text:span text:style-name="T2">u</text:span><text:span text:style-name="T2">e</text:span></text:p>
            <text:p><text:span text:style-name="T2"><text:s text:c="2"/></text:span><text:span text:style-name="T2">- </text:span><text:span text:style-name="T2">W</text:span><text:span text:style-name="T2">h</text:span><text:span text:style-name="T2">e</text:span><text:span text:style-name="T2">n </text:span><text:span text:style-name="T2">th</text:span><text:span text:style-name="T2">er</text:span><text:span text:style-name="T2">e </text:span><text:span text:style-name="T2">is </text:span><text:span text:style-name="T2">n</text:span><text:span text:style-name="T2">o </text:span><text:span text:style-name="T2">s</text:span><text:span text:style-name="T2">m</text:span><text:span text:style-name="T2">al</text:span><text:span text:style-name="T2">le</text:span><text:span text:style-name="T2">r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or </text:span><text:span text:style-name="T2">y</text:span><text:span text:style-name="T2">o</text:span><text:span text:style-name="T2">u </text:span><text:span text:style-name="T2">re</text:span><text:span text:style-name="T2">a</text:span><text:span text:style-name="T2">c</text:span><text:span text:style-name="T2">h </text:span><text:span text:style-name="T2">th</text:span><text:span text:style-name="T2">e </text:span><text:span text:style-name="T2">b</text:span><text:span text:style-name="T2">e</text:span><text:span text:style-name="T2">gi</text:span><text:span text:style-name="T2">n </text:span><text:span text:style-name="T2">of </text:span><text:span text:style-name="T2">th</text:span><text:span text:style-name="T2">e </text:span><text:span text:style-name="T2">ar</text:span><text:span text:style-name="T2">ra</text:span><text:span text:style-name="T2">y </text:span><text:span text:style-name="T2">s</text:span><text:span text:style-name="T2">a</text:span><text:span text:style-name="T2">v</text:span><text:span text:style-name="T2">e </text:span><text:span text:style-name="T2">th</text:span><text:span text:style-name="T2">e </text:span><text:span text:style-name="T2">c</text:span><text:span text:style-name="T2">o</text:span><text:span text:style-name="T2">pi</text:span><text:span text:style-name="T2">e</text:span><text:span text:style-name="T2">d </text:span><text:span text:style-name="T2">v</text:span><text:span text:style-name="T2">al</text:span><text:span text:style-name="T2">u</text:span><text:span text:style-name="T2">e</text:span></text:p>
            <text:p><text:span text:style-name="T2"><text:s/></text:span><text:span text:style-name="T2"># </text:span><text:span text:style-name="T2">Li</text:span><text:span text:style-name="T2">k</text:span><text:span text:style-name="T2">e </text:span><text:span text:style-name="T2">th</text:span><text:span text:style-name="T2">e </text:span><text:span text:style-name="T2">pr</text:span><text:span text:style-name="T2">e</text:span><text:span text:style-name="T2">vi</text:span><text:span text:style-name="T2">o</text:span><text:span text:style-name="T2">u</text:span><text:span text:style-name="T2">s </text:span><text:span text:style-name="T2">t</text:span><text:span text:style-name="T2">w</text:span><text:span text:style-name="T2">o </text:span><text:span text:style-name="T2">al</text:span><text:span text:style-name="T2">g</text:span><text:span text:style-name="T2">or</text:span><text:span text:style-name="T2">it</text:span><text:span text:style-name="T2">h</text:span><text:span text:style-name="T2">m </text:span><text:span text:style-name="T2">o</text:span><text:span text:style-name="T2">n</text:span><text:span text:style-name="T2">e </text:span><text:span text:style-name="T2">s</text:span><text:span text:style-name="T2">e</text:span><text:span text:style-name="T2">s</text:span><text:span text:style-name="T2">si</text:span><text:span text:style-name="T2">o</text:span><text:span text:style-name="T2">n </text:span><text:span text:style-name="T2">of </text:span><text:span text:style-name="T2">th</text:span><text:span text:style-name="T2">e </text:span><text:span text:style-name="T2">ar</text:span><text:span text:style-name="T2">ra</text:span><text:span text:style-name="T2">y </text:span><text:span text:style-name="T2">wi</text:span><text:span text:style-name="T2">ll </text:span><text:span text:style-name="T2">b</text:span><text:span text:style-name="T2">e </text:span><text:span text:style-name="T2">s</text:span><text:span text:style-name="T2">or</text:span><text:span text:style-name="T2">te</text:span><text:span text:style-name="T2">d </text:span><text:span text:style-name="T2">w</text:span><text:span text:style-name="T2">hi</text:span><text:span text:style-name="T2">le </text:span><text:span text:style-name="T2">w</text:span><text:span text:style-name="T2">e </text:span><text:span text:style-name="T2">m</text:span><text:span text:style-name="T2">o</text:span><text:span text:style-name="T2">v</text:span><text:span text:style-name="T2">e </text:span><text:span text:style-name="T2">o</text:span><text:span text:style-name="T2">n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s</text:span><text:span text:style-name="T2">e</text:span><text:span text:style-name="T2">s</text:span><text:span text:style-name="T2">si</text:span><text:span text:style-name="T2">o</text:span><text:span text:style-name="T2">n</text:span></text:p>
            <text:p><text:span text:style-name="T2"/></text:p>
          </draw:text-box>
        </draw:frame>
        <draw:frame draw:style-name="gr41" draw:text-style-name="P3" draw:layer="layout" svg:width="2.475cm" svg:height="0.962cm" svg:x="1.47cm" svg:y="9.931cm">
          <draw:text-box>
            <text:p>current</text:p>
          </draw:text-box>
        </draw:frame>
        <draw:custom-shape draw:style-name="gr42" draw:text-style-name="P11" draw:layer="layout" svg:width="1.27cm" svg:height="0.953cm" svg:x="3.927cm" svg:y="10.002cm">
          <text:p text:style-name="P10">33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1.27cm" svg:height="0.952cm" svg:x="2.27cm" svg:y="5.763cm">
          <text:p text:style-name="P10">i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1" draw:layer="layout" svg:width="1.27cm" svg:height="0.952cm" svg:x="2.587cm" svg:y="8.62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frame draw:style-name="gr45" draw:text-style-name="P16" draw:layer="layout" svg:width="3.465cm" svg:height="0.962cm" svg:x="1.061cm" svg:y="1cm">
          <draw:text-box>
            <text:p><text:span text:style-name="T9">Q</text:span><text:span text:style-name="T9">u</text:span><text:span text:style-name="T9">ic</text:span><text:span text:style-name="T9">k </text:span><text:span text:style-name="T9">S</text:span><text:span text:style-name="T9">o</text:span><text:span text:style-name="T9">rt</text:span></text:p>
          </draw:text-box>
        </draw:frame>
        <draw:custom-shape draw:style-name="gr2" draw:text-style-name="P5" draw:layer="layout" svg:width="0.97cm" svg:height="0.999cm" svg:x="25.226cm" svg:y="19.051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256cm" svg:y="19.051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303cm" svg:y="19.051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333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398cm" svg:y="19.051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428cm" svg:y="19.051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475cm" svg:y="19.051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516cm" svg:y="19.051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588cm" svg:y="19.051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629cm" svg:y="19.051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665cm" svg:y="19.051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706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778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819cm" svg:y="19.051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855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896cm" svg:y="19.051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95cm" svg:y="19.051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98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027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057cm" svg:y="19.051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14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17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217cm" svg:y="19.051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247cm" svg:y="19.051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284cm" svg:y="19.051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325cm" svg:y="19.051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97cm" svg:height="0.52cm" svg:x="25.236cm" svg:y="18.451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267cm" svg:y="18.451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97cm" svg:height="0.52cm" svg:x="23.303cm" svg:y="18.451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333cm" svg:y="18.451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398cm" svg:y="18.451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97cm" svg:height="0.52cm" svg:x="20.439cm" svg:y="18.451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475cm" svg:y="18.451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0.97cm" svg:height="0.52cm" svg:x="18.516cm" svg:y="18.451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588cm" svg:y="18.451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0.97cm" svg:height="0.52cm" svg:x="16.629cm" svg:y="18.451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665cm" svg:y="18.451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706cm" svg:y="18.451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0.97cm" svg:height="0.52cm" svg:x="13.778cm" svg:y="18.451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5" draw:layer="layout" svg:width="0.97cm" svg:height="0.52cm" svg:x="12.819cm" svg:y="18.451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855cm" svg:y="18.451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0.896cm" svg:y="18.451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0.97cm" svg:height="0.52cm" svg:x="9.95cm" svg:y="18.451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98cm" svg:y="18.451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027cm" svg:y="18.451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0.97cm" svg:height="0.52cm" svg:x="7.057cm" svg:y="18.451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14cm" svg:y="18.451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5" draw:layer="layout" svg:width="0.97cm" svg:height="0.52cm" svg:x="5.17cm" svg:y="18.451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217cm" svg:y="18.451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247cm" svg:y="18.451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5" draw:layer="layout" svg:width="0.97cm" svg:height="0.52cm" svg:x="2.284cm" svg:y="18.451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317cm" svg:y="18.442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8" draw:layer="layout" svg:width="25.083cm" svg:height="3.482cm" svg:x="1.117cm" svg:y="2.015cm">
          <draw:text-box>
            <text:p text:style-name="P17"><text:span text:style-name="T10">- </text:span><text:span text:style-name="T10">C</text:span><text:span text:style-name="T10">ho</text:span><text:span text:style-name="T10">os</text:span><text:span text:style-name="T10">e </text:span><text:span text:style-name="T10">a </text:span><text:span text:style-name="T10">Pi</text:span><text:span text:style-name="T10">vo</text:span><text:span text:style-name="T10">t: </text:span><text:span text:style-name="T10">S</text:span><text:span text:style-name="T10">el</text:span><text:span text:style-name="T10">ec</text:span><text:span text:style-name="T10">t </text:span><text:span text:style-name="T10">an </text:span><text:span text:style-name="T10">el</text:span><text:span text:style-name="T10">e</text:span><text:span text:style-name="T10">m</text:span><text:span text:style-name="T10">en</text:span><text:span text:style-name="T10">t </text:span><text:span text:style-name="T10">fr</text:span><text:span text:style-name="T10">o</text:span><text:span text:style-name="T10">m </text:span><text:span text:style-name="T10">th</text:span><text:span text:style-name="T10">e </text:span><text:span text:style-name="T10">ar</text:span><text:span text:style-name="T10">ra</text:span><text:span text:style-name="T10">y </text:span><text:span text:style-name="T10">to </text:span><text:span text:style-name="T10">ac</text:span><text:span text:style-name="T10">t </text:span><text:span text:style-name="T10">as </text:span><text:span text:style-name="T10">th</text:span><text:span text:style-name="T10">e </text:span><text:span text:style-name="T10">pi</text:span><text:span text:style-name="T10">vo</text:span><text:span text:style-name="T10">t </text:span><text:span text:style-name="T10">(fi</text:span><text:span text:style-name="T10">rst</text:span><text:span text:style-name="T10">, </text:span><text:span text:style-name="T10">mi</text:span><text:span text:style-name="T10">d, </text:span><text:span text:style-name="T10">la</text:span><text:span text:style-name="T10">st, </text:span><text:span text:style-name="T10">ra</text:span><text:span text:style-name="T10">nd</text:span><text:span text:style-name="T10">o</text:span><text:span text:style-name="T10">m </text:span><text:span text:style-name="T10">in</text:span><text:span text:style-name="T10">de</text:span><text:span text:style-name="T10">x)</text:span></text:p>
            <text:p text:style-name="P17"><text:span text:style-name="T10">- </text:span><text:span text:style-name="T10">P</text:span><text:span text:style-name="T10">ar</text:span><text:span text:style-name="T10">titi</text:span><text:span text:style-name="T10">on</text:span><text:span text:style-name="T10">in</text:span><text:span text:style-name="T10">g: </text:span><text:span text:style-name="T10">R</text:span><text:span text:style-name="T10">ea</text:span><text:span text:style-name="T10">rr</text:span><text:span text:style-name="T10">an</text:span><text:span text:style-name="T10">ge </text:span><text:span text:style-name="T10">th</text:span><text:span text:style-name="T10">e </text:span><text:span text:style-name="T10">ar</text:span><text:span text:style-name="T10">ra</text:span><text:span text:style-name="T10">y </text:span><text:span text:style-name="T10">so </text:span><text:span text:style-name="T10">th</text:span><text:span text:style-name="T10">at </text:span><text:span text:style-name="T10">all </text:span><text:span text:style-name="T10">el</text:span><text:span text:style-name="T10">e</text:span><text:span text:style-name="T10">m</text:span><text:span text:style-name="T10">en</text:span><text:span text:style-name="T10">ts </text:span><text:span text:style-name="T10">le</text:span><text:span text:style-name="T10">ss </text:span><text:span text:style-name="T10">th</text:span><text:span text:style-name="T10">an </text:span><text:span text:style-name="T10">th</text:span><text:span text:style-name="T10">e </text:span><text:span text:style-name="T10">pi</text:span><text:span text:style-name="T10">vo</text:span><text:span text:style-name="T10">t </text:span><text:span text:style-name="T10">co</text:span><text:span text:style-name="T10">m</text:span><text:span text:style-name="T10">e </text:span><text:span text:style-name="T10">be</text:span><text:span text:style-name="T10">fo</text:span><text:span text:style-name="T10">re </text:span><text:span text:style-name="T10">it, </text:span><text:span text:style-name="T10">an</text:span><text:span text:style-name="T10">d </text:span><text:span text:style-name="T10">all </text:span><text:span text:style-name="T10">el</text:span><text:span text:style-name="T10">e</text:span><text:span text:style-name="T10">m</text:span><text:span text:style-name="T10">en</text:span><text:span text:style-name="T10">ts </text:span><text:span text:style-name="T10">gr</text:span><text:span text:style-name="T10">ea</text:span><text:span text:style-name="T10">te</text:span><text:span text:style-name="T10">r </text:span><text:span text:style-name="T10">th</text:span><text:span text:style-name="T10">an </text:span><text:span text:style-name="T10">th</text:span><text:span text:style-name="T10">e </text:span><text:span text:style-name="T10">pi</text:span><text:span text:style-name="T10">vo</text:span><text:span text:style-name="T10">t </text:span><text:span text:style-name="T10">co</text:span><text:span text:style-name="T10">m</text:span><text:span text:style-name="T10">e </text:span><text:span text:style-name="T10">aft</text:span><text:span text:style-name="T10">er </text:span><text:span text:style-name="T10">it. </text:span><text:span text:style-name="T10">T</text:span><text:span text:style-name="T10">he </text:span><text:span text:style-name="T10">pi</text:span><text:span text:style-name="T10">vo</text:span><text:span text:style-name="T10">t </text:span><text:span text:style-name="T10">is </text:span><text:span text:style-name="T10">no</text:span><text:span text:style-name="T10">w </text:span><text:span text:style-name="T10">in </text:span><text:span text:style-name="T10">its </text:span><text:span text:style-name="T10">fin</text:span><text:span text:style-name="T10">al </text:span><text:span text:style-name="T10">po</text:span><text:span text:style-name="T10">sit</text:span><text:span text:style-name="T10">io</text:span><text:span text:style-name="T10">n.</text:span></text:p>
            <text:p text:style-name="P17"><text:span text:style-name="T10">- </text:span><text:span text:style-name="T10">R</text:span><text:span text:style-name="T10">ec</text:span><text:span text:style-name="T10">ur</text:span><text:span text:style-name="T10">si</text:span><text:span text:style-name="T10">ve</text:span><text:span text:style-name="T10">ly </text:span><text:span text:style-name="T10">ap</text:span><text:span text:style-name="T10">pl</text:span><text:span text:style-name="T10">y </text:span><text:span text:style-name="T10">th</text:span><text:span text:style-name="T10">e </text:span><text:span text:style-name="T10">sa</text:span><text:span text:style-name="T10">m</text:span><text:span text:style-name="T10">e </text:span><text:span text:style-name="T10">pr</text:span><text:span text:style-name="T10">oc</text:span><text:span text:style-name="T10">es</text:span><text:span text:style-name="T10">s </text:span><text:span text:style-name="T10">to </text:span><text:span text:style-name="T10">th</text:span><text:span text:style-name="T10">e </text:span><text:span text:style-name="T10">su</text:span><text:span text:style-name="T10">b-</text:span><text:span text:style-name="T10">ar</text:span><text:span text:style-name="T10">ra</text:span><text:span text:style-name="T10">ys </text:span><text:span text:style-name="T10">of </text:span><text:span text:style-name="T10">el</text:span><text:span text:style-name="T10">e</text:span><text:span text:style-name="T10">m</text:span><text:span text:style-name="T10">en</text:span><text:span text:style-name="T10">ts </text:span><text:span text:style-name="T10">wi</text:span><text:span text:style-name="T10">th </text:span><text:span text:style-name="T10">s</text:span><text:span text:style-name="T10">m</text:span><text:span text:style-name="T10">all</text:span><text:span text:style-name="T10">er </text:span><text:span text:style-name="T10">an</text:span><text:span text:style-name="T10">d </text:span><text:span text:style-name="T10">lar</text:span><text:span text:style-name="T10">ge</text:span><text:span text:style-name="T10">r </text:span><text:span text:style-name="T10">va</text:span><text:span text:style-name="T10">lu</text:span><text:span text:style-name="T10">es</text:span><text:span text:style-name="T10">.</text:span></text:p>
            <text:p text:style-name="P17"><text:span text:style-name="T11"/></text:p>
          </draw:text-box>
        </draw:frame>
        <draw:custom-shape draw:style-name="gr58" draw:text-style-name="P20" draw:layer="layout" svg:width="0.97cm" svg:height="0.999cm" svg:x="25.42cm" svg:y="6.621cm">
          <text:p text:style-name="P19"><text:span text:style-name="T12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4.45cm" svg:y="6.621cm">
          <text:p text:style-name="P21"><text:span text:style-name="T12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draw:layer="layout" svg:width="0.97cm" svg:height="0.999cm" svg:x="23.497cm" svg:y="6.621cm">
          <text:p text:style-name="P19"><text:span text:style-name="T12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0.97cm" svg:height="0.999cm" svg:x="22.527cm" svg:y="6.621cm">
          <text:p text:style-name="P19"><text:span text:style-name="T12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1.592cm" svg:y="6.621cm">
          <text:p text:style-name="P21"><text:span text:style-name="T12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0.622cm" svg:y="6.621cm">
          <text:p text:style-name="P21"><text:span text:style-name="T1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9.669cm" svg:y="6.621cm">
          <text:p text:style-name="P21"><text:span text:style-name="T12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8.71cm" svg:y="6.621cm">
          <text:p text:style-name="P21"><text:span text:style-name="T12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7.782cm" svg:y="6.621cm">
          <text:p text:style-name="P21"><text:span text:style-name="T12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6.823cm" svg:y="6.621cm">
          <text:p text:style-name="P21"><text:span text:style-name="T12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0.97cm" svg:height="0.999cm" svg:x="15.859cm" svg:y="6.621cm">
          <text:p text:style-name="P19"><text:span text:style-name="T1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4.9cm" svg:y="6.621cm">
          <text:p text:style-name="P21"><text:span text:style-name="T12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draw:layer="layout" svg:width="0.97cm" svg:height="0.999cm" svg:x="13.972cm" svg:y="6.621cm">
          <text:p text:style-name="P19"><text:span text:style-name="T1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3.013cm" svg:y="6.621cm">
          <text:p text:style-name="P21"><text:span text:style-name="T1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2.049cm" svg:y="6.621cm">
          <text:p text:style-name="P21"><text:span text:style-name="T1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1.09cm" svg:y="6.621cm">
          <text:p text:style-name="P21"><text:span text:style-name="T1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0.144cm" svg:y="6.621cm">
          <text:p text:style-name="P21"><text:span text:style-name="T1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9.174cm" svg:y="6.621cm">
          <text:p text:style-name="P21"><text:span text:style-name="T1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8.221cm" svg:y="6.621cm">
          <text:p text:style-name="P21"><text:span text:style-name="T1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7.251cm" svg:y="6.621cm">
          <text:p text:style-name="P21"><text:span text:style-name="T1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6.334cm" svg:y="6.62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5.364cm" svg:y="6.621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4.411cm" svg:y="6.621cm">
          <text:p text:style-name="P21"><text:span text:style-name="T1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3.441cm" svg:y="6.621cm">
          <text:p text:style-name="P21"><text:span text:style-name="T1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.478cm" svg:y="6.621cm">
          <text:p text:style-name="P21"><text:span text:style-name="T1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.519cm" svg:y="6.621cm">
          <text:p text:style-name="P21"><text:span text:style-name="T1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0.97cm" svg:height="0.52cm" svg:x="25.43cm" svg:y="6.021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461cm" svg:y="6.021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0.97cm" svg:height="0.52cm" svg:x="23.497cm" svg:y="6.021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27cm" svg:y="6.021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592cm" svg:y="6.021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0.97cm" svg:height="0.52cm" svg:x="20.633cm" svg:y="6.021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669cm" svg:y="6.021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97cm" svg:height="0.52cm" svg:x="18.71cm" svg:y="6.021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782cm" svg:y="6.021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0.97cm" svg:height="0.52cm" svg:x="16.823cm" svg:y="6.021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859cm" svg:y="6.021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cm" svg:y="6.021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0.97cm" svg:height="0.52cm" svg:x="13.972cm" svg:y="6.021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0.97cm" svg:height="0.52cm" svg:x="13.013cm" svg:y="6.021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49cm" svg:y="6.021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09cm" svg:y="6.021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7cm" svg:height="0.52cm" svg:x="10.144cm" svg:y="6.021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174cm" svg:y="6.021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21cm" svg:y="6.021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5" draw:layer="layout" svg:width="0.97cm" svg:height="0.52cm" svg:x="7.251cm" svg:y="6.021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34cm" svg:y="6.021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0.97cm" svg:height="0.52cm" svg:x="5.364cm" svg:y="6.021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11cm" svg:y="6.021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41cm" svg:y="6.021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7cm" svg:height="0.52cm" svg:x="2.478cm" svg:y="6.021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11cm" svg:y="6.012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1" draw:layer="layout" svg:width="1.587cm" svg:height="0.635cm" svg:x="20.415cm" svg:y="5.445cm">
          <text:p text:style-name="P10">L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11" draw:layer="layout" svg:width="1.587cm" svg:height="0.635cm" svg:x="20.35cm" svg:y="5.445cm">
          <text:p text:style-name="P10">R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6" draw:text-style-name="P11" draw:layer="layout" svg:width="1.27cm" svg:height="3.81cm" svg:x="20.531cm" svg:y="7.786cm">
          <text:p text:style-name="P10">right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7" draw:text-style-name="P11" draw:layer="layout" svg:width="1.27cm" svg:height="3.175cm" svg:x="19.562cm" svg:y="7.785cm">
          <text:p text:style-name="P10">left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8" draw:text-style-name="P3" draw:layer="layout" svg:width="4.168cm" svg:height="0.962cm" svg:x="2.27cm" svg:y="8.118cm">
          <draw:text-box>
            <text:p>O:N * Log(N)</text:p>
          </draw:text-box>
        </draw:frame>
      </draw:page>
      <draw:page draw:name="page6" draw:style-name="dp1" draw:master-page-name="Default">
        <draw:frame draw:style-name="gr79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Recursively, divides the data in two halves, until each part has only one element and merge each part when returning from the recursion</text:span></text:p>
          </draw:text-box>
        </draw:frame>
        <draw:custom-shape draw:style-name="gr11" draw:text-style-name="P13" draw:layer="layout" svg:width="0.97cm" svg:height="0.999cm" svg:x="23.115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156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228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269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305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346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418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459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495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536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5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62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667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697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78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81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857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88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924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965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3.115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draw:layer="layout" svg:width="0.97cm" svg:height="0.52cm" svg:x="22.156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228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5" draw:layer="layout" svg:width="0.97cm" svg:height="0.52cm" svg:x="20.269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305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8.346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5" draw:layer="layout" svg:width="0.97cm" svg:height="0.52cm" svg:x="17.418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5" draw:layer="layout" svg:width="0.97cm" svg:height="0.52cm" svg:x="16.459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495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536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5" draw:layer="layout" svg:width="0.97cm" svg:height="0.52cm" svg:x="13.5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62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667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5" draw:layer="layout" svg:width="0.97cm" svg:height="0.52cm" svg:x="10.697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78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5" draw:layer="layout" svg:width="0.97cm" svg:height="0.52cm" svg:x="8.81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7.857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887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layout" svg:width="0.97cm" svg:height="0.52cm" svg:x="5.924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4.957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315cm" svg:y="6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356cm" svg:y="6.5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428cm" svg:y="6.5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469cm" svg:y="6.5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6.5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546cm" svg:y="6.5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618cm" svg:y="6.5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659cm" svg:y="6.5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695cm" svg:y="6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736cm" svg:y="6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79cm" svg:y="6.5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02cm" svg:y="6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067cm" svg:y="6.5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097cm" svg:y="6.5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18cm" svg:y="6.5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21cm" svg:y="6.5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257cm" svg:y="6.5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287cm" svg:y="6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324cm" svg:y="6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365cm" svg:y="6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015cm" svg:y="7.8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056cm" svg:y="7.8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128cm" svg:y="7.8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169cm" svg:y="7.8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205cm" svg:y="7.8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246cm" svg:y="7.8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918cm" svg:y="7.8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59cm" svg:y="7.8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95cm" svg:y="7.8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36cm" svg:y="7.8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9cm" svg:y="7.8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52cm" svg:y="7.8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567cm" svg:y="7.8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597cm" svg:y="7.8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68cm" svg:y="7.8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71cm" svg:y="7.8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7cm" svg:y="7.8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7cm" svg:y="7.8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4cm" svg:y="7.8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5cm" svg:y="7.8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415cm" svg:y="9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56cm" svg:y="9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28cm" svg:y="9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469cm" svg:y="9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9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546cm" svg:y="9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718cm" svg:y="9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759cm" svg:y="9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795cm" svg:y="9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536cm" svg:y="9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59cm" svg:y="9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72cm" svg:y="9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767cm" svg:y="9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797cm" svg:y="9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38cm" svg:y="9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41cm" svg:y="9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657cm" svg:y="9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687cm" svg:y="9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124cm" svg:y="9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165cm" svg:y="9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415cm" svg:y="10.6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56cm" svg:y="10.6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128cm" svg:y="10.6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469cm" svg:y="10.6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10.6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246cm" svg:y="10.6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718cm" svg:y="10.6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759cm" svg:y="10.6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495cm" svg:y="10.6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836cm" svg:y="10.6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59cm" svg:y="10.6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92cm" svg:y="10.6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967cm" svg:y="10.6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797cm" svg:y="10.6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58cm" svg:y="10.6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41cm" svg:y="10.6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857cm" svg:y="10.6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687cm" svg:y="10.6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324cm" svg:y="10.6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165cm" svg:y="10.6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615cm" svg:y="11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56cm" svg:y="11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769cm" svg:y="11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11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918cm" svg:y="11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759cm" svg:y="11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22cm" svg:y="11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967cm" svg:y="11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5" draw:layer="layout" svg:width="0.97cm" svg:height="0.52cm" svg:x="25.475cm" svg:y="4.4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layout" svg:width="0.97cm" svg:height="0.52cm" svg:x="23.542cm" svg:y="4.4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5" draw:layer="layout" svg:width="0.97cm" svg:height="0.52cm" svg:x="20.678cm" svg:y="4.4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5" draw:layer="layout" svg:width="0.97cm" svg:height="0.52cm" svg:x="18.755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5" draw:layer="layout" svg:width="0.97cm" svg:height="0.52cm" svg:x="16.868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5" draw:layer="layout" svg:width="0.97cm" svg:height="0.52cm" svg:x="14.017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5" draw:layer="layout" svg:width="0.97cm" svg:height="0.52cm" svg:x="13.058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5" draw:layer="layout" svg:width="0.97cm" svg:height="0.52cm" svg:x="10.18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layout" svg:width="0.97cm" svg:height="0.52cm" svg:x="7.296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5" draw:layer="layout" svg:width="0.97cm" svg:height="0.52cm" svg:x="5.409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5" draw:layer="layout" svg:width="0.97cm" svg:height="0.52cm" svg:x="2.523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3" draw:layer="layout" svg:width="3.36cm" svg:height="0.962cm" svg:x="1.061cm" svg:y="1cm">
          <draw:text-box>
            <text:p>Heap Sort</text:p>
          </draw:text-box>
        </draw:frame>
        <draw:frame draw:style-name="gr24" draw:text-style-name="P9" draw:layer="layout" svg:width="17.706cm" svg:height="1.917cm" svg:x="1.074cm" svg:y="1.952cm">
          <draw:text-box>
            <text:p><text:span text:style-name="T2">- </text:span><text:span text:style-name="T2">U</text:span><text:span text:style-name="T2">tili</text:span><text:span text:style-name="T2">z</text:span><text:span text:style-name="T2">e</text:span><text:span text:style-name="T2">s </text:span><text:span text:style-name="T2">a </text:span><text:span text:style-name="T2">bi</text:span><text:span text:style-name="T2">n</text:span><text:span text:style-name="T2">ar</text:span><text:span text:style-name="T2">y </text:span><text:span text:style-name="T2">h</text:span><text:span text:style-name="T2">e</text:span><text:span text:style-name="T2">a</text:span><text:span text:style-name="T2">p </text:span><text:span text:style-name="T2">d</text:span><text:span text:style-name="T2">at</text:span><text:span text:style-name="T2">a </text:span><text:span text:style-name="T2">st</text:span><text:span text:style-name="T2">ru</text:span><text:span text:style-name="T2">ct</text:span><text:span text:style-name="T2">ur</text:span><text:span text:style-name="T2">e</text:span></text:p>
            <text:p><text:span text:style-name="T2">- </text:span><text:span text:style-name="T2">B</text:span><text:span text:style-name="T2">ui</text:span><text:span text:style-name="T2">ld</text:span><text:span text:style-name="T2">s </text:span><text:span text:style-name="T2">a </text:span><text:span text:style-name="T2">m</text:span><text:span text:style-name="T2">a</text:span><text:span text:style-name="T2">x </text:span><text:span text:style-name="T2">h</text:span><text:span text:style-name="T2">e</text:span><text:span text:style-name="T2">a</text:span><text:span text:style-name="T2">p </text:span><text:span text:style-name="T2">fr</text:span><text:span text:style-name="T2">o</text:span><text:span text:style-name="T2">m </text:span><text:span text:style-name="T2">th</text:span><text:span text:style-name="T2">e </text:span><text:span text:style-name="T2">in</text:span><text:span text:style-name="T2">p</text:span><text:span text:style-name="T2">ut </text:span><text:span text:style-name="T2">d</text:span><text:span text:style-name="T2">at</text:span><text:span text:style-name="T2">a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r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e</text:span><text:span text:style-name="T2">xt</text:span><text:span text:style-name="T2">ra</text:span><text:span text:style-name="T2">ct</text:span><text:span text:style-name="T2">s </text:span><text:span text:style-name="T2">th</text:span><text:span text:style-name="T2">e </text:span><text:span text:style-name="T2">m</text:span><text:span text:style-name="T2">a</text:span><text:span text:style-name="T2">x</text:span></text:p>
            <text:p><text:span text:style-name="T2"><text:s text:c="2"/>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h</text:span><text:span text:style-name="T2">e</text:span><text:span text:style-name="T2">a</text:span><text:span text:style-name="T2">p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to </text:span><text:span text:style-name="T2">th</text:span><text:span text:style-name="T2">e </text:span><text:span text:style-name="T2">e</text:span><text:span text:style-name="T2">n</text:span><text:span text:style-name="T2">d </text:span><text:span text:style-name="T2">of </text:span><text:span text:style-name="T2">th</text:span><text:span text:style-name="T2">e </text:span><text:span text:style-name="T2">d</text:span><text:span text:style-name="T2">at</text:span><text:span text:style-name="T2">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24T18:16:33.448527080</dc:date>
    <meta:editing-duration>PT5H39M36S</meta:editing-duration>
    <meta:editing-cycles>19</meta:editing-cycles>
    <meta:document-statistic meta:object-count="470"/>
  </office:meta>
</office:document-meta>
</file>